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e528d" officeooo:paragraph-rsid="001e528d"/>
    </style:style>
    <style:style style:name="P2" style:family="paragraph" style:parent-style-name="Standard">
      <style:paragraph-properties>
        <style:tab-stops>
          <style:tab-stop style:position="0in"/>
          <style:tab-stop style:position="0.5209in"/>
        </style:tab-stops>
      </style:paragraph-properties>
      <style:text-properties fo:font-size="13pt" officeooo:rsid="001e528d" officeooo:paragraph-rsid="001e528d" style:font-size-asian="13pt" style:font-size-complex="13pt"/>
    </style:style>
    <style:style style:name="P3" style:family="paragraph" style:parent-style-name="Standard">
      <style:paragraph-properties>
        <style:tab-stops>
          <style:tab-stop style:position="0in"/>
          <style:tab-stop style:position="0.5209in"/>
        </style:tab-stops>
      </style:paragraph-properties>
      <style:text-properties fo:font-size="13pt" officeooo:rsid="002180a9" officeooo:paragraph-rsid="002180a9" style:font-size-asian="13pt" style:font-size-complex="13pt"/>
    </style:style>
    <style:style style:name="P4" style:family="paragraph" style:parent-style-name="Standard">
      <style:paragraph-properties>
        <style:tab-stops>
          <style:tab-stop style:position="0in"/>
          <style:tab-stop style:position="0.5209in"/>
        </style:tab-stops>
      </style:paragraph-properties>
      <style:text-properties fo:font-size="13pt" officeooo:rsid="00230212" officeooo:paragraph-rsid="00230212" style:font-size-asian="13pt" style:font-size-complex="13pt"/>
    </style:style>
    <style:style style:name="P5" style:family="paragraph" style:parent-style-name="Text_20_body">
      <style:paragraph-properties>
        <style:tab-stops>
          <style:tab-stop style:position="0in"/>
          <style:tab-stop style:position="0.5209in"/>
        </style:tab-stops>
      </style:paragraph-properties>
      <style:text-properties fo:font-size="13pt" officeooo:rsid="002180a9" officeooo:paragraph-rsid="002180a9" style:font-size-asian="13pt" style:font-size-complex="13pt"/>
    </style:style>
    <style:style style:name="P6" style:family="paragraph" style:parent-style-name="Text_20_body">
      <style:text-properties fo:font-size="13pt" style:font-size-asian="13pt" style:font-size-complex="13pt"/>
    </style:style>
    <style:style style:name="P7" style:family="paragraph" style:parent-style-name="Text_20_body">
      <style:paragraph-properties fo:margin-top="0in" fo:margin-bottom="0in" style:contextual-spacing="false"/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difference between TCP/IP and the 7 layer OSI <text:s/>model seems to be minor but by comparison,features,functions and purpose ,the two are extremely different. The Transmission Control Protocol is a communication protocol suite using which network devices can be connected to the internet. On the other hand ,the open systems interconnection or the OSI model is a conceptual framework using which the functioning of a network can be described.</text:p>
      <text:p text:style-name="P3"/>
      <text:p text:style-name="P5">The OSI (Open Systems Interconnection) model and the TCP/IP model are both conceptual frameworks used to understand and standardize how different computer networks function. While they share similarities, they differ in their level of detail and their historical context.</text:p>
      <text:p text:style-name="P6"><text:s/>The OSI model consists of seven distinct layers, each with specific functions and protocols. These layers, from the bottom up, are: Physical, Data Link, Network, Transport, Session, Presentation, and Application. The OSI model aims to provide a comprehensive and detailed blueprint for network communication. It facilitates clear separation of concerns and promotes interoperability by defining precisely what each layer does.</text:p>
      <text:p text:style-name="P6">In contrast, the TCP/IP model is more pragmatic and straightforward, featuring four layers: Network Interface, Internet, Transport, and Application. The TCP/IP model was developed by the U.S. Department of Defense and was designed to be a working model for the early ARPANET, which later evolved into the modern internet. This model merges some of the OSI layers, simplifying the representation of network processes.</text:p>
      <text:p text:style-name="P6">One key difference is that the OSI model is a theoretical construct, whereas the TCP/IP model reflects the practical implementation of real-world networking. The seven layers of OSI offer a more granular view, which is useful for academic and analytical purposes. In contrast, the TCP/IP model's four layers are more pragmatic, emphasizing actual protocols and technologies in use.</text:p>
      <text:p text:style-name="P6">While both models have been influential, the TCP/IP model has become the de facto standard for the internet and modern networking, with its layers often mapped to real-world protocols. The OSI model remains a valuable educational tool for understanding the intricacies of network communication. Ultimately, the choice between these models depends on the context: OSI for theoretical <text:s text:c="2"/>understanding and TCP/IP for practical implementation and management in the real world.</text:p>
      <text:p text:style-name="P7"/>
      <text:p text:style-name="P4">In conclusion,the OSI and TCP/IP models differ in the number of layers,granularity of functions,origins ,layer interactions,and real-world applicability. The TCP/IP model’s streamlined design alignment with modern internet architecture have established its dominance <text:s/>in the field of networking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528d" officeooo:paragraph-rsid="001e528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ETWORK SYSTEMS AND ADMINISTRATION.</text:p>
        <text:p text:style-name="MP1">ASSIGNMENT 1.</text:p>
        <text:p text:style-name="MP1">SCT 212-0145/2022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21:45.690039762</meta:creation-date>
    <dc:date>2023-10-11T23:36:26.446737167</dc:date>
    <meta:editing-duration>PT8M39S</meta:editing-duration>
    <meta:editing-cycles>1</meta:editing-cycles>
    <meta:document-statistic meta:table-count="0" meta:image-count="0" meta:object-count="0" meta:page-count="1" meta:paragraph-count="10" meta:word-count="403" meta:character-count="2769" meta:non-whitespace-character-count="2371"/>
    <meta:generator>LibreOffice/7.3.7.2$Linux_X86_64 LibreOffice_project/30$Build-2</meta:generator>
  </office:meta>
</office:document-meta>
</file>